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31fd" officeooo:paragraph-rsid="000f31fd"/>
    </style:style>
    <style:style style:name="P2" style:family="paragraph" style:parent-style-name="Standard">
      <style:text-properties fo:font-weight="bold" officeooo:rsid="000f31fd" officeooo:paragraph-rsid="000f31fd" style:font-weight-asian="bold" style:font-weight-complex="bold"/>
    </style:style>
    <style:style style:name="P3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0f31fd" officeooo:paragraph-rsid="000f31fd" style:font-weight-asian="bold" style:font-weight-complex="bold"/>
    </style:style>
    <style:style style:name="P4" style:family="paragraph" style:parent-style-name="Standard">
      <style:text-properties fo:font-style="normal" fo:font-weight="normal" officeooo:rsid="0010be02" officeooo:paragraph-rsid="000f31fd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145864" officeooo:paragraph-rsid="000f31fd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545f8" officeooo:paragraph-rsid="000f31fd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85f83" officeooo:paragraph-rsid="000f31f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58a5b" officeooo:paragraph-rsid="000f31f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88727" officeooo:paragraph-rsid="000f31fd" style:font-style-asian="normal" style:font-weight-asian="normal" style:font-style-complex="normal" style:font-weight-complex="normal"/>
    </style:style>
    <style:style style:name="T1" style:family="text">
      <style:text-properties officeooo:rsid="0010be02"/>
    </style:style>
    <style:style style:name="T2" style:family="text">
      <style:text-properties fo:font-style="italic" fo:font-weight="bold" officeooo:rsid="0010be02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officeooo:rsid="0010be02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2e31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45864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4e4da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545f8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58a5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85f8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88727" style:font-style-asian="normal" style:font-weight-asian="normal" style:font-style-complex="normal" style:font-weight-complex="normal"/>
    </style:style>
    <style:style style:name="T11" style:family="text">
      <style:text-properties officeooo:rsid="0012e315"/>
    </style:style>
    <style:style style:name="T12" style:family="text">
      <style:text-properties officeooo:rsid="001976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Leçons tirées du confinement ()</text:p>
      <text:p text:style-name="P3"/>
      <text:p text:style-name="P1"/>
      <text:p text:style-name="P2">ce qui n’a pas bien fonctionné<text:tab/><text:tab/><text:tab/><text:tab/><text:tab/>ce qui a bien marché / bonnes pratiques</text:p>
      <text:p text:style-name="P1"/>
      <text:p text:style-name="P1">* documents papier avec marge de 1 cm</text:p>
      <text:p text:style-name="P1"><text:tab/>→ problèmes pour imprimer <text:span text:style-name="T11">chez certains élèves</text:span><text:tab/><text:tab/>→<text:span text:style-name="T1"> marges de 2 cm par défaut pour </text:span><text:span text:style-name="T2">tous les documents</text:span></text:p>
      <text:p text:style-name="P1"><text:span text:style-name="T2"><text:tab/></text:span><text:span text:style-name="T4">car les marges étaient trop étroites</text:span></text:p>
      <text:p text:style-name="P4"/>
      <text:p text:style-name="P1"><text:span text:style-name="T3">* </text:span><text:span text:style-name="T5">absence totale de cours en visio<text:tab/><text:tab/><text:tab/><text:tab/><text:tab/>→ proposer au moins une fois par semaine et par classe une visio</text:span></text:p>
      <text:p text:style-name="P5"><text:tab/>→ problème de motivation pour les élèves</text:p>
      <text:p text:style-name="P5"/>
      <text:p text:style-name="P1"><text:span text:style-name="T5"><text:tab/><text:tab/><text:tab/><text:tab/><text:tab/><text:tab/><text:tab/><text:tab/><text:tab/>→</text:span><text:span text:style-name="T7"> dès que l’enseignant demeure à la maison, proposer aux élèves en classe</text:span></text:p>
      <text:p text:style-name="P6"><text:tab/><text:tab/><text:tab/><text:tab/><text:tab/><text:tab/><text:tab/><text:tab/><text:tab/>une vision « inversée »</text:p>
      <text:p text:style-name="P6"/>
      <text:p text:style-name="P1"><text:span text:style-name="T7"><text:tab/><text:tab/><text:tab/><text:tab/><text:tab/><text:tab/><text:tab/><text:tab/><text:tab/>→</text:span><text:span text:style-name="T9"> dès qu’un élève est absent, proposer à cet élève de participer au cours</text:span></text:p>
      <text:p text:style-name="P7"><text:tab/><text:tab/><text:tab/><text:tab/><text:tab/><text:tab/><text:tab/><text:tab/><text:tab/>(qui a lieu dans la classe) via une visio</text:p>
      <text:p text:style-name="P7"/>
      <text:p text:style-name="P7">* <text:span text:style-name="T12">exercices à partir de documents que j’ai créés<text:tab/><text:tab/><text:tab/>→ les élèves doivent avoir chez eux le manuel</text:span></text:p>
      <text:p text:style-name="P7"><text:tab/>→<text:span text:style-name="T12"> écriture très longue, épuisement rapide</text:span></text:p>
      <text:p text:style-name="P5"/>
      <text:p text:style-name="P1"><text:span text:style-name="T5">* </text:span><text:span text:style-name="T6">pendant les visios, pas </text:span><text:span text:style-name="T8">de possibilité simple de faire l’appel<text:tab/>→</text:span></text:p>
      <text:p text:style-name="P8"/>
      <text:p text:style-name="P1"><text:span text:style-name="T8">* </text:span><text:span text:style-name="T10">pendant les visios,</text:span></text:p>
      <text:p text:style-name="P9"/>
      <text:p text:style-name="P9">* RGPD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6T19:18:50.690203756</meta:creation-date>
    <meta:generator>LibreOffice/6.0.7.3$Linux_X86_64 LibreOffice_project/00m0$Build-3</meta:generator>
    <dc:date>2021-02-08T21:23:05.224216053</dc:date>
    <meta:editing-duration>PT19M33S</meta:editing-duration>
    <meta:editing-cycles>12</meta:editing-cycles>
    <meta:document-statistic meta:table-count="0" meta:image-count="0" meta:object-count="0" meta:page-count="1" meta:paragraph-count="16" meta:word-count="161" meta:character-count="900" meta:non-whitespace-character-count="704"/>
  </office:meta>
</office:document-meta>
</file>